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00%" style:writing-mode="lr-tb"/>
    </style:style>
    <style:style style:name="P3" style:family="paragraph" style:parent-style-name="Standard">
      <style:paragraph-properties fo:break-before="auto" fo:line-height="100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break-before="auto" fo:line-height="100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P5" style:family="paragraph" style:parent-style-name="Standard">
      <style:paragraph-properties fo:break-before="auto" fo:line-height="100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P6" style:family="paragraph" style:parent-style-name="Standard">
      <style:paragraph-properties fo:break-before="auto" fo:line-height="100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P7" style:family="paragraph" style:parent-style-name="Standard">
      <style:paragraph-properties fo:break-before="auto" fo:line-height="100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P8" style:family="paragraph" style:parent-style-name="Standard">
      <style:paragraph-properties fo:break-before="auto" fo:line-height="100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00%" style:writing-mode="lr-tb"/>
    </style:style>
    <style:style style:name="P10" style:family="paragraph" style:parent-style-name="Standard">
      <style:paragraph-properties fo:break-before="auto" fo:line-height="100%" fo:margin-top="0cm" fo:margin-bottom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5.863cm"/>
    </style:style>
    <style:style style:name="Column2" style:family="table-column">
      <style:table-column-properties style:column-width="5.863cm"/>
    </style:style>
    <style:style style:name="Column3" style:family="table-column">
      <style:table-column-properties style:column-width="5.863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1" style:family="table-row"/>
    <style:style style:name="Cell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2" style:family="table-row"/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3" style:family="table-row"/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4" style:family="table-row"/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5" style:family="table-row"/>
    <style:style style:name="Cell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6" style:family="table-row"/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7" style:family="table-row"/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8" style:family="table-row"/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9" style:family="table-row"/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0" style:family="table-row"/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1" style:family="table-row"/>
    <style:style style:name="Cell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break-before="auto" fo:line-height="100%" style:writing-mode="lr-tb"/>
    </style:style>
    <style:style style:name="P75" style:family="paragraph" style:parent-style-name="Standard">
      <style:paragraph-properties fo:break-before="auto" fo:line-height="100%" fo:margin-top="0cm" fo:margin-bottom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able2" style:family="table">
      <style:table-properties table:align="left" style:width="17.59cm" fo:margin-left="0cm"/>
    </style:style>
    <style:style style:name="Column4" style:family="table-column">
      <style:table-column-properties style:column-width="8.795cm"/>
    </style:style>
    <style:style style:name="Column5" style:family="table-column">
      <style:table-column-properties style:column-width="8.795cm"/>
    </style:style>
    <style:style style:name="Row22" style:family="table-row"/>
    <style:style style:name="Cell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3" style:family="table-row"/>
    <style:style style:name="Cell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break-before="auto" fo:line-height="100%" style:writing-mode="lr-tb"/>
    </style:style>
    <style:style style:name="P81" style:family="paragraph" style:parent-style-name="Standard">
      <style:paragraph-properties fo:break-before="auto" fo:line-height="100%" fo:margin-top="0cm" fo:margin-bottom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able3" style:family="table">
      <style:table-properties table:align="left" style:width="17.595cm" fo:margin-left="0cm"/>
    </style:style>
    <style:style style:name="Column6" style:family="table-column">
      <style:table-column-properties style:column-width="4.233cm"/>
    </style:style>
    <style:style style:name="Column7" style:family="table-column">
      <style:table-column-properties style:column-width="13.361cm"/>
    </style:style>
    <style:style style:name="Row24" style:family="table-row"/>
    <style:style style:name="Cell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5" style:family="table-row"/>
    <style:style style:name="Cell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6" style:family="table-row"/>
    <style:style style:name="Cell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7" style:family="table-row"/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8" style:family="table-row"/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9" style:family="table-row"/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0" style:family="table-row"/>
    <style:style style:name="Cell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1" style:family="table-row"/>
    <style:style style:name="Cell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2" style:family="table-row"/>
    <style:style style:name="Cell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3" style:family="table-row"/>
    <style:style style:name="Cell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4" style:family="table-row"/>
    <style:style style:name="Cell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5" style:family="table-row"/>
    <style:style style:name="Cell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6" style:family="table-row"/>
    <style:style style:name="Cell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7" style:family="table-row"/>
    <style:style style:name="Cell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8" style:family="table-row"/>
    <style:style style:name="Cell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9" style:family="table-row"/>
    <style:style style:name="Cell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40" style:family="table-row"/>
    <style:style style:name="Cell1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1" style:family="table-row"/>
    <style:style style:name="Cell1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2" style:family="table-row"/>
    <style:style style:name="Cell1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3" style:family="table-row"/>
    <style:style style:name="Cell1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3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3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3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3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3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3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3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3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4" style:family="table-row"/>
    <style:style style:name="Cell1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5" style:family="table-row"/>
    <style:style style:name="Cell1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46" style:family="table-row"/>
    <style:style style:name="Cell1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47" style:family="table-row"/>
    <style:style style:name="Cell1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8" style:family="table-row"/>
    <style:style style:name="Cell1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49" style:family="table-row"/>
    <style:style style:name="Cell1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0" style:family="table-row"/>
    <style:style style:name="Cell1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1" style:family="table-row"/>
    <style:style style:name="Cell1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2" style:family="table-row"/>
    <style:style style:name="Cell1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3" style:family="table-row"/>
    <style:style style:name="Cell1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54" style:family="table-row"/>
    <style:style style:name="Cell1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5" style:family="table-row"/>
    <style:style style:name="Cell1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6" style:family="table-row"/>
    <style:style style:name="Cell1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7" style:family="table-row"/>
    <style:style style:name="Cell1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58" style:family="table-row"/>
    <style:style style:name="Cell1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break-before="auto" fo:line-height="100%" style:writing-mode="lr-tb"/>
    </style:style>
    <style:style style:name="P177" style:family="paragraph" style:parent-style-name="Standard">
      <style:paragraph-properties fo:break-before="auto" fo:line-height="100%" fo:margin-top="0cm" fo:margin-bottom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P178" style:family="paragraph" style:parent-style-name="Standard">
      <style:paragraph-properties fo:break-before="auto" fo:line-height="100%" style:writing-mode="lr-tb"/>
    </style:style>
    <style:style style:name="P179" style:family="paragraph" style:parent-style-name="Standard">
      <style:paragraph-properties fo:break-before="auto" fo:line-height="100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T179_35" style:family="text"/>
    <style:style style:name="T179_36" style:family="text"/>
    <style:style style:name="T179_37" style:family="text"/>
    <style:style style:name="T179_38" style:family="text"/>
    <style:style style:name="T179_39" style:family="text"/>
    <style:style style:name="T179_40" style:family="text"/>
    <style:style style:name="T179_41" style:family="text"/>
    <style:style style:name="T179_42" style:family="text"/>
    <style:style style:name="T179_43" style:family="text"/>
    <style:style style:name="T179_44" style:family="text"/>
    <style:style style:name="T179_45" style:family="text"/>
    <style:style style:name="T179_46" style:family="text"/>
    <style:style style:name="T179_47" style:family="text"/>
    <style:style style:name="T179_48" style:family="text"/>
    <style:style style:name="T179_49" style:family="text"/>
    <style:style style:name="T179_50" style:family="text"/>
    <style:style style:name="T179_51" style:family="text"/>
    <style:style style:name="T179_52" style:family="text"/>
    <style:style style:name="T179_53" style:family="text"/>
    <style:style style:name="T179_54" style:family="text"/>
    <style:style style:name="T179_55" style:family="text"/>
    <style:style style:name="T179_56" style:family="text"/>
    <style:style style:name="T179_57" style:family="text"/>
    <style:style style:name="T179_58" style:family="text"/>
    <style:style style:name="T179_59" style:family="text"/>
    <style:style style:name="T179_60" style:family="text"/>
    <style:style style:name="T179_61" style:family="text"/>
    <style:style style:name="T179_62" style:family="text"/>
    <style:style style:name="T179_63" style:family="text"/>
    <style:style style:name="T179_64" style:family="text"/>
    <style:style style:name="T179_65" style:family="text"/>
    <style:style style:name="T179_66" style:family="text"/>
    <style:style style:name="T179_67" style:family="text"/>
    <style:style style:name="T179_68" style:family="text"/>
    <style:style style:name="T179_69" style:family="text"/>
    <style:style style:name="T179_70" style:family="text"/>
    <style:style style:name="T179_71" style:family="text"/>
    <style:style style:name="T179_72" style:family="text"/>
    <style:style style:name="T179_73" style:family="text"/>
    <style:style style:name="T179_74" style:family="text"/>
    <style:style style:name="T179_75" style:family="text"/>
    <style:style style:name="T179_76" style:family="text"/>
    <style:style style:name="T179_77" style:family="text"/>
    <style:style style:name="T179_78" style:family="text"/>
    <style:style style:name="T179_79" style:family="text"/>
    <style:style style:name="T179_80" style:family="text"/>
    <style:style style:name="T179_81" style:family="text"/>
    <style:style style:name="T179_82" style:family="text"/>
    <style:style style:name="T179_83" style:family="text"/>
    <style:style style:name="T179_84" style:family="text"/>
    <style:style style:name="T179_85" style:family="text"/>
    <style:style style:name="T179_86" style:family="text"/>
    <style:style style:name="T179_87" style:family="text"/>
    <style:style style:name="T179_88" style:family="text"/>
    <style:style style:name="T179_89" style:family="text"/>
    <style:style style:name="T179_90" style:family="text"/>
    <style:style style:name="T179_91" style:family="text"/>
    <style:style style:name="T179_92" style:family="text"/>
    <style:style style:name="T179_93" style:family="text"/>
    <style:style style:name="T179_94" style:family="text"/>
    <style:style style:name="T179_95" style:family="text"/>
    <style:style style:name="T179_96" style:family="text"/>
    <style:style style:name="T179_97" style:family="text"/>
  </office:automatic-styles>
  <office:body>
    <office:text>
      <text:p text:style-name="P1"><text:span text:style-name="T1_1">Beta</text:span><text:span text:style-name="T1_2"><text:s/></text:span><text:span text:style-name="T1_3">Testing</text:span><text:span text:style-name="T1_4"><text:s/></text:span><text:span text:style-name="T1_5">Results</text:span></text:p>
      <text:p text:style-name="P2"/>
      <text:p text:style-name="P3"><text:span text:style-name="T3_1">Group</text:span><text:span text:style-name="T3_2"><text:s/></text:span><text:span text:style-name="T3_3">Name</text:span><text:span text:style-name="T3_4">:<text:s/>#080419</text:span><text:span text:style-name="T3_5">Android</text:span></text:p>
      <text:p text:style-name="P4"><text:span text:style-name="T4_1">Group</text:span><text:span text:style-name="T4_2"><text:s/></text:span><text:span text:style-name="T4_3">Members</text:span><text:span text:style-name="T4_4">:</text:span></text:p>
      <text:p text:style-name="P5"><text:span text:style-name="T5_1"><text:tab/></text:span><text:span text:style-name="T5_2">Buera</text:span><text:span text:style-name="T5_3">,<text:s/></text:span><text:span text:style-name="T5_4">Louie</text:span></text:p>
      <text:p text:style-name="P6"><text:span text:style-name="T6_1"><text:tab/></text:span><text:span text:style-name="T6_2">Palaganas</text:span><text:span text:style-name="T6_3">,<text:s/></text:span><text:span text:style-name="T6_4">Genesis</text:span><text:span text:style-name="T6_5"><text:s/></text:span><text:span text:style-name="T6_6">Ian</text:span></text:p>
      <text:p text:style-name="P7"><text:span text:style-name="T7_1"><text:tab/></text:span><text:span text:style-name="T7_2">Cabiles</text:span><text:span text:style-name="T7_3">,<text:s/></text:span><text:span text:style-name="T7_4">Miguel</text:span></text:p>
      <text:p text:style-name="P8"><text:span text:style-name="T8_1">Project</text:span><text:span text:style-name="T8_2"><text:s/></text:span><text:span text:style-name="T8_3">Name</text:span><text:span text:style-name="T8_4">:<text:s/></text:span><text:span text:style-name="T8_5">ElevenFiftyNine</text:span></text:p>
      <text:p text:style-name="P9"/>
      <text:list text:style-name="LS1" xml:id="list0">
        <text:list-item>
          <text:p text:style-name="P10"><text:span text:style-name="T10_1">Inventory</text:span><text:span text:style-name="T10_2"><text:s/></text:span><text:span text:style-name="T10_3">of</text:span><text:span text:style-name="T10_4"><text:s/></text:span><text:span text:style-name="T10_5">Checklist</text:span></text:p>
        </text:list-item>
      </text:list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11"><text:span text:style-name="T11_1">Tester</text:span><text:span text:style-name="T11_2"><text:s/></text:span><text:span text:style-name="T11_3">Name</text:span></text:p>
          </table:table-cell>
          <table:table-cell table:style-name="Cell2">
            <text:p text:style-name="P12"><text:span text:style-name="T12_1">Score</text:span></text:p>
          </table:table-cell>
          <table:table-cell table:style-name="Cell3">
            <text:p text:style-name="P13"><text:span text:style-name="T13_1">Percentage</text:span></text:p>
          </table:table-cell>
        </table:table-row>
        <table:table-row table:style-name="Row2">
          <table:table-cell table:style-name="Cell4">
            <text:p text:style-name="P14"><text:span text:style-name="T14_1">Ting</text:span><text:span text:style-name="T14_2">,<text:s/></text:span><text:span text:style-name="T14_3">Catherine</text:span></text:p>
          </table:table-cell>
          <table:table-cell table:style-name="Cell5">
            <text:p text:style-name="P15"><text:span text:style-name="T15_1">19</text:span></text:p>
          </table:table-cell>
          <table:table-cell table:style-name="Cell6">
            <text:p text:style-name="P16"><text:span text:style-name="T16_1">73.08</text:span></text:p>
          </table:table-cell>
        </table:table-row>
        <table:table-row table:style-name="Row3">
          <table:table-cell table:style-name="Cell7">
            <text:p text:style-name="P17"><text:span text:style-name="T17_1">Villaflores</text:span><text:span text:style-name="T17_2">,<text:s/></text:span><text:span text:style-name="T17_3">John</text:span><text:span text:style-name="T17_4"><text:s/></text:span><text:span text:style-name="T17_5">Matthew</text:span><text:span text:style-name="T17_6"><text:s/></text:span><text:span text:style-name="T17_7">B</text:span><text:span text:style-name="T17_8">.</text:span></text:p>
          </table:table-cell>
          <table:table-cell table:style-name="Cell8">
            <text:p text:style-name="P18"><text:span text:style-name="T18_1">23</text:span></text:p>
          </table:table-cell>
          <table:table-cell table:style-name="Cell9">
            <text:p text:style-name="P19"><text:span text:style-name="T19_1">79.31</text:span></text:p>
          </table:table-cell>
        </table:table-row>
        <table:table-row table:style-name="Row4">
          <table:table-cell table:style-name="Cell10">
            <text:p text:style-name="P20"><text:span text:style-name="T20_1">Reyes</text:span><text:span text:style-name="T20_2">,<text:s/></text:span><text:span text:style-name="T20_3">Josef</text:span></text:p>
          </table:table-cell>
          <table:table-cell table:style-name="Cell11">
            <text:p text:style-name="P21"><text:span text:style-name="T21_1">28</text:span></text:p>
          </table:table-cell>
          <table:table-cell table:style-name="Cell12">
            <text:p text:style-name="P22"><text:span text:style-name="T22_1">90.33</text:span></text:p>
          </table:table-cell>
        </table:table-row>
        <table:table-row table:style-name="Row5">
          <table:table-cell table:style-name="Cell13">
            <text:p text:style-name="P23"><text:span text:style-name="T23_1">Ambrocio</text:span><text:span text:style-name="T23_2">,<text:s/></text:span><text:span text:style-name="T23_3">Francis</text:span><text:span text:style-name="T23_4"><text:s/></text:span><text:span text:style-name="T23_5">Dale</text:span><text:span text:style-name="T23_6"><text:s/></text:span><text:span text:style-name="T23_7">O</text:span><text:span text:style-name="T23_8">.</text:span></text:p>
          </table:table-cell>
          <table:table-cell table:style-name="Cell14">
            <text:p text:style-name="P24"><text:span text:style-name="T24_1">28</text:span></text:p>
          </table:table-cell>
          <table:table-cell table:style-name="Cell15">
            <text:p text:style-name="P25"><text:span text:style-name="T25_1">93.33</text:span></text:p>
          </table:table-cell>
        </table:table-row>
        <table:table-row table:style-name="Row6">
          <table:table-cell table:style-name="Cell16">
            <text:p text:style-name="P26"><text:span text:style-name="T26_1">Lopez</text:span><text:span text:style-name="T26_2">,<text:s/></text:span><text:span text:style-name="T26_3">Tom</text:span></text:p>
          </table:table-cell>
          <table:table-cell table:style-name="Cell17">
            <text:p text:style-name="P27"><text:span text:style-name="T27_1">27</text:span></text:p>
          </table:table-cell>
          <table:table-cell table:style-name="Cell18">
            <text:p text:style-name="P28"><text:span text:style-name="T28_1">100</text:span></text:p>
          </table:table-cell>
        </table:table-row>
        <table:table-row table:style-name="Row7">
          <table:table-cell table:style-name="Cell19">
            <text:p text:style-name="P29"><text:span text:style-name="T29_1">Raya</text:span><text:span text:style-name="T29_2">,<text:s/></text:span><text:span text:style-name="T29_3">Karlos</text:span><text:span text:style-name="T29_4"><text:s/></text:span><text:span text:style-name="T29_5">Alexi</text:span><text:span text:style-name="T29_6"><text:s/></text:span><text:span text:style-name="T29_7">A</text:span><text:span text:style-name="T29_8">.</text:span></text:p>
          </table:table-cell>
          <table:table-cell table:style-name="Cell20">
            <text:p text:style-name="P30"><text:span text:style-name="T30_1">23</text:span></text:p>
          </table:table-cell>
          <table:table-cell table:style-name="Cell21">
            <text:p text:style-name="P31"><text:span text:style-name="T31_1">79.31</text:span></text:p>
          </table:table-cell>
        </table:table-row>
        <table:table-row table:style-name="Row8">
          <table:table-cell table:style-name="Cell22">
            <text:p text:style-name="P32"><text:span text:style-name="T32_1">Roderno</text:span><text:span text:style-name="T32_2">,<text:s/></text:span><text:span text:style-name="T32_3">Patrick</text:span><text:span text:style-name="T32_4"><text:s/></text:span><text:span text:style-name="T32_5">Angelo</text:span></text:p>
          </table:table-cell>
          <table:table-cell table:style-name="Cell23">
            <text:p text:style-name="P33"><text:span text:style-name="T33_1">23</text:span></text:p>
          </table:table-cell>
          <table:table-cell table:style-name="Cell24">
            <text:p text:style-name="P34"><text:span text:style-name="T34_1">76.67</text:span></text:p>
          </table:table-cell>
        </table:table-row>
        <table:table-row table:style-name="Row9">
          <table:table-cell table:style-name="Cell25">
            <text:p text:style-name="P35"><text:span text:style-name="T35_1">Sison</text:span><text:span text:style-name="T35_2">,<text:s/></text:span><text:span text:style-name="T35_3">Patricia</text:span></text:p>
          </table:table-cell>
          <table:table-cell table:style-name="Cell26">
            <text:p text:style-name="P36"><text:span text:style-name="T36_1">30</text:span></text:p>
          </table:table-cell>
          <table:table-cell table:style-name="Cell27">
            <text:p text:style-name="P37"><text:span text:style-name="T37_1">100</text:span></text:p>
          </table:table-cell>
        </table:table-row>
        <table:table-row table:style-name="Row10">
          <table:table-cell table:style-name="Cell28">
            <text:p text:style-name="P38"><text:span text:style-name="T38_1">Shirabe</text:span><text:span text:style-name="T38_2">,<text:s/></text:span><text:span text:style-name="T38_3">Kei</text:span></text:p>
          </table:table-cell>
          <table:table-cell table:style-name="Cell29">
            <text:p text:style-name="P39"><text:span text:style-name="T39_1">25</text:span></text:p>
          </table:table-cell>
          <table:table-cell table:style-name="Cell30">
            <text:p text:style-name="P40"><text:span text:style-name="T40_1">89.29</text:span></text:p>
          </table:table-cell>
        </table:table-row>
        <table:table-row table:style-name="Row11">
          <table:table-cell table:style-name="Cell31">
            <text:p text:style-name="P41"><text:span text:style-name="T41_1">Casauay</text:span><text:span text:style-name="T41_2">,<text:s/></text:span><text:span text:style-name="T41_3">Lovely</text:span></text:p>
          </table:table-cell>
          <table:table-cell table:style-name="Cell32">
            <text:p text:style-name="P42"><text:span text:style-name="T42_1">28</text:span></text:p>
          </table:table-cell>
          <table:table-cell table:style-name="Cell33">
            <text:p text:style-name="P43"><text:span text:style-name="T43_1">84.85</text:span></text:p>
          </table:table-cell>
        </table:table-row>
        <table:table-row table:style-name="Row12">
          <table:table-cell table:style-name="Cell34">
            <text:p text:style-name="P44"><text:span text:style-name="T44_1">Ceblano</text:span><text:span text:style-name="T44_2">,<text:s/></text:span><text:span text:style-name="T44_3">Dario</text:span></text:p>
          </table:table-cell>
          <table:table-cell table:style-name="Cell35">
            <text:p text:style-name="P45"><text:span text:style-name="T45_1">27</text:span></text:p>
          </table:table-cell>
          <table:table-cell table:style-name="Cell36">
            <text:p text:style-name="P46"><text:span text:style-name="T46_1">93.1</text:span></text:p>
          </table:table-cell>
        </table:table-row>
        <table:table-row table:style-name="Row13">
          <table:table-cell table:style-name="Cell37">
            <text:p text:style-name="P47"><text:span text:style-name="T47_1">Yee</text:span><text:span text:style-name="T47_2">,<text:s/></text:span><text:span text:style-name="T47_3">Christiane</text:span></text:p>
          </table:table-cell>
          <table:table-cell table:style-name="Cell38">
            <text:p text:style-name="P48"><text:span text:style-name="T48_1">27</text:span></text:p>
          </table:table-cell>
          <table:table-cell table:style-name="Cell39">
            <text:p text:style-name="P49"><text:span text:style-name="T49_1">90</text:span></text:p>
          </table:table-cell>
        </table:table-row>
        <table:table-row table:style-name="Row14">
          <table:table-cell table:style-name="Cell40">
            <text:p text:style-name="P50"><text:span text:style-name="T50_1">Uy</text:span><text:span text:style-name="T50_2">,<text:s/></text:span><text:span text:style-name="T50_3">Anne</text:span></text:p>
          </table:table-cell>
          <table:table-cell table:style-name="Cell41">
            <text:p text:style-name="P51"><text:span text:style-name="T51_1">24</text:span></text:p>
          </table:table-cell>
          <table:table-cell table:style-name="Cell42">
            <text:p text:style-name="P52"><text:span text:style-name="T52_1">96</text:span></text:p>
          </table:table-cell>
        </table:table-row>
        <table:table-row table:style-name="Row15">
          <table:table-cell table:style-name="Cell43">
            <text:p text:style-name="P53"><text:span text:style-name="T53_1">Apostol</text:span><text:span text:style-name="T53_2">,<text:s/></text:span><text:span text:style-name="T53_3">Romel</text:span><text:span text:style-name="T53_4"><text:s/></text:span><text:span text:style-name="T53_5">Jordan</text:span><text:span text:style-name="T53_6"><text:s/></text:span><text:span text:style-name="T53_7">E</text:span><text:span text:style-name="T53_8">.</text:span></text:p>
          </table:table-cell>
          <table:table-cell table:style-name="Cell44">
            <text:p text:style-name="P54"><text:span text:style-name="T54_1">30</text:span></text:p>
          </table:table-cell>
          <table:table-cell table:style-name="Cell45">
            <text:p text:style-name="P55"><text:span text:style-name="T55_1">96.77</text:span></text:p>
          </table:table-cell>
        </table:table-row>
        <table:table-row table:style-name="Row16">
          <table:table-cell table:style-name="Cell46">
            <text:p text:style-name="P56"><text:span text:style-name="T56_1">Datoc</text:span><text:span text:style-name="T56_2">,<text:s/></text:span><text:span text:style-name="T56_3">Hillary</text:span></text:p>
          </table:table-cell>
          <table:table-cell table:style-name="Cell47">
            <text:p text:style-name="P57"><text:span text:style-name="T57_1">30</text:span></text:p>
          </table:table-cell>
          <table:table-cell table:style-name="Cell48">
            <text:p text:style-name="P58"><text:span text:style-name="T58_1">96.77</text:span></text:p>
          </table:table-cell>
        </table:table-row>
        <table:table-row table:style-name="Row17">
          <table:table-cell table:style-name="Cell49">
            <text:p text:style-name="P59"><text:span text:style-name="T59_1">Jardeleza</text:span><text:span text:style-name="T59_2">,<text:s/></text:span><text:span text:style-name="T59_3">Agnes</text:span></text:p>
          </table:table-cell>
          <table:table-cell table:style-name="Cell50">
            <text:p text:style-name="P60"><text:span text:style-name="T60_1">27</text:span></text:p>
          </table:table-cell>
          <table:table-cell table:style-name="Cell51">
            <text:p text:style-name="P61"><text:span text:style-name="T61_1">87.1</text:span></text:p>
          </table:table-cell>
        </table:table-row>
        <table:table-row table:style-name="Row18">
          <table:table-cell table:style-name="Cell52">
            <text:p text:style-name="P62"><text:span text:style-name="T62_1">Ang</text:span><text:span text:style-name="T62_2">,<text:s/></text:span><text:span text:style-name="T62_3">Franklin</text:span></text:p>
          </table:table-cell>
          <table:table-cell table:style-name="Cell53">
            <text:p text:style-name="P63"><text:span text:style-name="T63_1">25</text:span></text:p>
          </table:table-cell>
          <table:table-cell table:style-name="Cell54">
            <text:p text:style-name="P64"><text:span text:style-name="T64_1">86.21</text:span></text:p>
          </table:table-cell>
        </table:table-row>
        <table:table-row table:style-name="Row19">
          <table:table-cell table:style-name="Cell55">
            <text:p text:style-name="P65"><text:span text:style-name="T65_1">Baldo</text:span><text:span text:style-name="T65_2">,<text:s/></text:span><text:span text:style-name="T65_3">Karmela</text:span><text:span text:style-name="T65_4"><text:s/></text:span><text:span text:style-name="T65_5">Rae</text:span></text:p>
          </table:table-cell>
          <table:table-cell table:style-name="Cell56">
            <text:p text:style-name="P66"><text:span text:style-name="T66_1">25</text:span></text:p>
          </table:table-cell>
          <table:table-cell table:style-name="Cell57">
            <text:p text:style-name="P67"><text:span text:style-name="T67_1">92.59</text:span></text:p>
          </table:table-cell>
        </table:table-row>
        <table:table-row table:style-name="Row20">
          <table:table-cell table:style-name="Cell58">
            <text:p text:style-name="P68"><text:span text:style-name="T68_1">Batula</text:span><text:span text:style-name="T68_2">,<text:s/></text:span><text:span text:style-name="T68_3">Bryce</text:span><text:span text:style-name="T68_4"><text:s/></text:span><text:span text:style-name="T68_5">Spencer</text:span><text:span text:style-name="T68_6"><text:s/></text:span><text:span text:style-name="T68_7">T</text:span><text:span text:style-name="T68_8">.</text:span></text:p>
          </table:table-cell>
          <table:table-cell table:style-name="Cell59">
            <text:p text:style-name="P69"><text:span text:style-name="T69_1">22</text:span></text:p>
          </table:table-cell>
          <table:table-cell table:style-name="Cell60">
            <text:p text:style-name="P70"><text:span text:style-name="T70_1">88</text:span></text:p>
          </table:table-cell>
        </table:table-row>
        <table:table-row table:style-name="Row21">
          <table:table-cell table:style-name="Cell61">
            <text:p text:style-name="P71"><text:span text:style-name="T71_1">Saycon</text:span><text:span text:style-name="T71_2">,<text:s/></text:span><text:span text:style-name="T71_3">Franrey</text:span><text:span text:style-name="T71_4"><text:s/></text:span><text:span text:style-name="T71_5">Anthony</text:span><text:span text:style-name="T71_6"><text:s/></text:span><text:span text:style-name="T71_7">S</text:span><text:span text:style-name="T71_8">.</text:span></text:p>
          </table:table-cell>
          <table:table-cell table:style-name="Cell62">
            <text:p text:style-name="P72"><text:span text:style-name="T72_1">25</text:span></text:p>
          </table:table-cell>
          <table:table-cell table:style-name="Cell63">
            <text:p text:style-name="P73"><text:span text:style-name="T73_1">86.21</text:span></text:p>
          </table:table-cell>
        </table:table-row>
      </table:table>
      <text:p text:style-name="P74"/>
      <text:list text:style-name="LS1" xml:id="list1" text:continue-list="list0">
        <text:list-item>
          <text:p text:style-name="P75"><text:span text:style-name="T75_1">Over</text:span><text:span text:style-name="T75_2">-</text:span><text:span text:style-name="T75_3">All</text:span><text:span text:style-name="T75_4"><text:s/></text:span><text:span text:style-name="T75_5">Assessment</text:span></text:p>
        </text:list-item>
      </text:list>
      <table:table table:style-name="Table2">
        <table:table-column table:style-name="Column4"/>
        <table:table-column table:style-name="Column5"/>
        <table:table-row table:style-name="Row22">
          <table:table-cell table:style-name="Cell64">
            <text:p text:style-name="P76"><text:span text:style-name="T76_1">Average</text:span><text:span text:style-name="T76_2"><text:s/></text:span><text:span text:style-name="T76_3">Score</text:span></text:p>
          </table:table-cell>
          <table:table-cell table:style-name="Cell65">
            <text:p text:style-name="P77"><text:span text:style-name="T77_1">25.8</text:span></text:p>
          </table:table-cell>
        </table:table-row>
        <table:table-row table:style-name="Row23">
          <table:table-cell table:style-name="Cell66">
            <text:p text:style-name="P78"><text:span text:style-name="T78_1">Average</text:span><text:span text:style-name="T78_2"><text:s/></text:span><text:span text:style-name="T78_3">Percentage</text:span></text:p>
          </table:table-cell>
          <table:table-cell table:style-name="Cell67">
            <text:p text:style-name="P79"><text:span text:style-name="T79_1">88.97</text:span></text:p>
          </table:table-cell>
        </table:table-row>
      </table:table>
      <text:p text:style-name="P80"/>
      <text:list text:style-name="LS1" xml:id="list2" text:continue-list="list0">
        <text:list-item>
          <text:p text:style-name="P81"><text:span text:style-name="T81_1">Consolidation</text:span><text:span text:style-name="T81_2"><text:s/></text:span><text:span text:style-name="T81_3">of</text:span><text:span text:style-name="T81_4"><text:s/></text:span><text:span text:style-name="T81_5">Comments</text:span><text:span text:style-name="T81_6">/</text:span><text:span text:style-name="T81_7">Remarks</text:span></text:p>
        </text:list-item>
      </text:list>
      <table:table table:style-name="Table3">
        <table:table-column table:style-name="Column6"/>
        <table:table-column table:style-name="Column7"/>
        <table:table-row table:style-name="Row24">
          <table:table-cell table:style-name="Cell68">
            <text:p text:style-name="P82"><text:span text:style-name="T82_1">Create</text:span><text:span text:style-name="T82_2"><text:s/></text:span><text:span text:style-name="T82_3">an</text:span><text:span text:style-name="T82_4"><text:s/></text:span><text:span text:style-name="T82_5">Event</text:span></text:p>
          </table:table-cell>
          <table:table-cell table:style-name="Cell69">
            <text:p text:style-name="P83"><text:span text:style-name="T83_1">No</text:span><text:span text:style-name="T83_2"><text:s/></text:span><text:span text:style-name="T83_3">error</text:span><text:span text:style-name="T83_4"><text:s/></text:span><text:span text:style-name="T83_5">checking</text:span><text:span text:style-name="T83_6"><text:s/></text:span><text:span text:style-name="T83_7">for</text:span><text:span text:style-name="T83_8"><text:s/></text:span><text:span text:style-name="T83_9">invalid</text:span><text:span text:style-name="T83_10"><text:s/></text:span><text:span text:style-name="T83_11">dates</text:span><text:span text:style-name="T83_12">.</text:span></text:p>
          </table:table-cell>
        </table:table-row>
        <table:table-row table:style-name="Row25">
          <table:table-cell table:style-name="Cell70">
            <text:p text:style-name="P84"><text:span text:style-name="T84_1">Delete</text:span><text:span text:style-name="T84_2"><text:s/></text:span><text:span text:style-name="T84_3">an</text:span><text:span text:style-name="T84_4"><text:s/></text:span><text:span text:style-name="T84_5">Event</text:span></text:p>
          </table:table-cell>
          <table:table-cell table:style-name="Cell71">
            <text:p text:style-name="P85"><text:span text:style-name="T85_1">No</text:span><text:span text:style-name="T85_2"><text:s/></text:span><text:span text:style-name="T85_3">confirmation</text:span><text:span text:style-name="T85_4"><text:s/></text:span><text:span text:style-name="T85_5">dialog</text:span><text:span text:style-name="T85_6"><text:s/></text:span><text:span text:style-name="T85_7">for</text:span><text:span text:style-name="T85_8"><text:s/></text:span><text:span text:style-name="T85_9">deletion</text:span><text:span text:style-name="T85_10">.</text:span></text:p>
          </table:table-cell>
        </table:table-row>
        <table:table-row table:style-name="Row26">
          <table:table-cell table:style-name="Cell72">
            <text:p text:style-name="P86"><text:span text:style-name="T86_1">Edit</text:span><text:span text:style-name="T86_2"><text:s/></text:span><text:span text:style-name="T86_3">an</text:span><text:span text:style-name="T86_4"><text:s/></text:span><text:span text:style-name="T86_5">Event</text:span></text:p>
          </table:table-cell>
          <table:table-cell table:style-name="Cell73">
            <text:p text:style-name="P87"><text:span text:style-name="T87_1">Says</text:span><text:span text:style-name="T87_2"><text:s/></text:span><text:span text:style-name="T87_3">it</text:span><text:span text:style-name="T87_4"><text:s/></text:span><text:span text:style-name="T87_5">stopped</text:span><text:span text:style-name="T87_6">???</text:span></text:p>
          </table:table-cell>
        </table:table-row>
        <table:table-row table:style-name="Row27">
          <table:table-cell table:style-name="Cell74">
            <text:p text:style-name="P88"><text:span text:style-name="T88_1">View</text:span><text:span text:style-name="T88_2"><text:s/></text:span><text:span text:style-name="T88_3">an</text:span><text:span text:style-name="T88_4"><text:s/></text:span><text:span text:style-name="T88_5">Event</text:span></text:p>
          </table:table-cell>
          <table:table-cell table:style-name="Cell75">
            <text:p text:style-name="P89"><text:span text:style-name="T89_1">None</text:span><text:span text:style-name="T89_2">.</text:span></text:p>
          </table:table-cell>
        </table:table-row>
        <table:table-row table:style-name="Row28">
          <table:table-cell table:style-name="Cell76">
            <text:p text:style-name="P90"><text:span text:style-name="T90_1">View</text:span><text:span text:style-name="T90_2"><text:s/></text:span><text:span text:style-name="T90_3">all</text:span><text:span text:style-name="T90_4"><text:s/></text:span><text:span text:style-name="T90_5">Events</text:span></text:p>
          </table:table-cell>
          <table:table-cell table:style-name="Cell77">
            <text:p text:style-name="P91"><text:span text:style-name="T91_1">Not</text:span><text:span text:style-name="T91_2"><text:s/></text:span><text:span text:style-name="T91_3">sorted</text:span><text:span text:style-name="T91_4"><text:s/></text:span><text:span text:style-name="T91_5">according</text:span><text:span text:style-name="T91_6"><text:s/></text:span><text:span text:style-name="T91_7">to</text:span><text:span text:style-name="T91_8"><text:s/></text:span><text:span text:style-name="T91_9">event</text:span><text:span text:style-name="T91_10">’</text:span><text:span text:style-name="T91_11">s</text:span><text:span text:style-name="T91_12"><text:s/></text:span><text:span text:style-name="T91_13">name</text:span><text:span text:style-name="T91_14">.</text:span></text:p>
            <text:p text:style-name="P92"><text:span text:style-name="T92_1">No</text:span><text:span text:style-name="T92_2"><text:s/></text:span><text:span text:style-name="T92_3">sorting</text:span><text:span text:style-name="T92_4">.</text:span></text:p>
          </table:table-cell>
        </table:table-row>
        <table:table-row table:style-name="Row29">
          <table:table-cell table:style-name="Cell78">
            <text:p text:style-name="P93"><text:span text:style-name="T93_1">View</text:span><text:span text:style-name="T93_2"><text:s/></text:span><text:span text:style-name="T93_3">Map</text:span></text:p>
          </table:table-cell>
          <table:table-cell table:style-name="Cell79">
            <text:p text:style-name="P94"><text:span text:style-name="T94_1">None</text:span><text:span text:style-name="T94_2">.</text:span></text:p>
          </table:table-cell>
        </table:table-row>
        <table:table-row table:style-name="Row30">
          <table:table-cell table:style-name="Cell80">
            <text:p text:style-name="P95"><text:span text:style-name="T95_1">Get</text:span><text:span text:style-name="T95_2"><text:s/></text:span><text:span text:style-name="T95_3">Location</text:span></text:p>
          </table:table-cell>
          <table:table-cell table:style-name="Cell81">
            <text:p text:style-name="P96"><text:span text:style-name="T96_1">Hard</text:span><text:span text:style-name="T96_2"><text:s/></text:span><text:span text:style-name="T96_3">to</text:span><text:span text:style-name="T96_4"><text:s/></text:span><text:span text:style-name="T96_5">pick</text:span><text:span text:style-name="T96_6"><text:s/></text:span><text:span text:style-name="T96_7">location</text:span><text:span text:style-name="T96_8">,<text:s/></text:span><text:span text:style-name="T96_9">sensitive</text:span><text:span text:style-name="T96_10"><text:s/></text:span><text:span text:style-name="T96_11">to</text:span><text:span text:style-name="T96_12"><text:s/></text:span><text:span text:style-name="T96_13">touch</text:span><text:span text:style-name="T96_14">.</text:span></text:p>
            <text:p text:style-name="P97"><text:span text:style-name="T97_1">Not</text:span><text:span text:style-name="T97_2"><text:s/></text:span><text:span text:style-name="T97_3">shown</text:span><text:span text:style-name="T97_4"><text:s/></text:span><text:span text:style-name="T97_5">on</text:span><text:span text:style-name="T97_6"><text:s/></text:span><text:span text:style-name="T97_7">view</text:span><text:span text:style-name="T97_8"><text:s/></text:span><text:span text:style-name="T97_9">event</text:span><text:span text:style-name="T97_10">,<text:s/></text:span><text:span text:style-name="T97_11">need</text:span><text:span text:style-name="T97_12"><text:s/></text:span><text:span text:style-name="T97_13">to</text:span><text:span text:style-name="T97_14"><text:s/></text:span><text:span text:style-name="T97_15">view</text:span><text:span text:style-name="T97_16"><text:s/></text:span><text:span text:style-name="T97_17">map</text:span><text:span text:style-name="T97_18">.</text:span></text:p>
          </table:table-cell>
        </table:table-row>
        <table:table-row table:style-name="Row31">
          <table:table-cell table:style-name="Cell82">
            <text:p text:style-name="P98"><text:span text:style-name="T98_1">Crashes</text:span><text:span text:style-name="T98_2"><text:s/></text:span><text:span text:style-name="T98_3">Gracefully</text:span></text:p>
          </table:table-cell>
          <table:table-cell table:style-name="Cell83">
            <text:p text:style-name="P99"><text:span text:style-name="T99_1">BAD</text:span><text:span text:style-name="T99_2">.</text:span></text:p>
          </table:table-cell>
        </table:table-row>
        <table:table-row table:style-name="Row32">
          <table:table-cell table:style-name="Cell84">
            <text:p text:style-name="P100"><text:span text:style-name="T100_1">Tester</text:span><text:span text:style-name="T100_2">'</text:span><text:span text:style-name="T100_3">s</text:span><text:span text:style-name="T100_4"><text:s/></text:span><text:span text:style-name="T100_5">Comments</text:span></text:p>
          </table:table-cell>
          <table:table-cell table:style-name="Cell85">
            <text:p text:style-name="P101"><text:span text:style-name="T101_1">None</text:span><text:span text:style-name="T101_2">.</text:span></text:p>
          </table:table-cell>
        </table:table-row>
        <table:table-row table:style-name="Row33">
          <table:table-cell table:style-name="Cell86">
            <text:p text:style-name="P102"><text:span text:style-name="T102_1">1</text:span></text:p>
          </table:table-cell>
          <table:table-cell table:style-name="Cell87">
            <text:p text:style-name="P103"><text:span text:style-name="T103_1">Map</text:span><text:span text:style-name="T103_2"><text:s/></text:span><text:span text:style-name="T103_3">is</text:span><text:span text:style-name="T103_4"><text:s/></text:span><text:span text:style-name="T103_5">too</text:span><text:span text:style-name="T103_6"><text:s/></text:span><text:span text:style-name="T103_7">general</text:span></text:p>
            <text:p text:style-name="P104"><text:span text:style-name="T104_1">Simple</text:span><text:span text:style-name="T104_2">,<text:s/></text:span><text:span text:style-name="T104_3">too</text:span><text:span text:style-name="T104_4"><text:s/></text:span><text:span text:style-name="T104_5">simple</text:span><text:span text:style-name="T104_6">.</text:span></text:p>
            <text:p text:style-name="P105"><text:span text:style-name="T105_1">Crashed</text:span><text:span text:style-name="T105_2"><text:s/></text:span><text:span text:style-name="T105_3">from</text:span><text:span text:style-name="T105_4"><text:s/></text:span><text:span text:style-name="T105_5">viewing</text:span><text:span text:style-name="T105_6"><text:s/></text:span><text:span text:style-name="T105_7">map</text:span><text:span text:style-name="T105_8">.</text:span></text:p>
          </table:table-cell>
        </table:table-row>
        <table:table-row table:style-name="Row34">
          <table:table-cell table:style-name="Cell88">
            <text:p text:style-name="P106"><text:span text:style-name="T106_1">2</text:span></text:p>
          </table:table-cell>
          <table:table-cell table:style-name="Cell89">
            <text:p text:style-name="P107"><text:span text:style-name="T107_1">Back</text:span><text:span text:style-name="T107_2"><text:s/></text:span><text:span text:style-name="T107_3">button</text:span><text:span text:style-name="T107_4">?</text:span></text:p>
            <text:p text:style-name="P108"><text:span text:style-name="T108_1">Crashes</text:span><text:span text:style-name="T108_2"><text:s/></text:span><text:span text:style-name="T108_3">when</text:span><text:span text:style-name="T108_4"><text:s/></text:span><text:span text:style-name="T108_5">viewing</text:span><text:span text:style-name="T108_6"><text:s/></text:span><text:span text:style-name="T108_7">an</text:span><text:span text:style-name="T108_8"><text:s/></text:span><text:span text:style-name="T108_9">event</text:span><text:span text:style-name="T108_10"><text:s/></text:span><text:span text:style-name="T108_11">then</text:span><text:span text:style-name="T108_12"><text:s/></text:span><text:span text:style-name="T108_13">uses</text:span><text:span text:style-name="T108_14"><text:s/></text:span><text:span text:style-name="T108_15">the</text:span><text:span text:style-name="T108_16"><text:s/></text:span><text:span text:style-name="T108_17">app</text:span><text:span text:style-name="T108_18">’</text:span><text:span text:style-name="T108_19">s</text:span><text:span text:style-name="T108_20"><text:s/></text:span><text:span text:style-name="T108_21">back</text:span><text:span text:style-name="T108_22"><text:s/></text:span><text:span text:style-name="T108_23">button</text:span><text:span text:style-name="T108_24">.</text:span></text:p>
            <text:p text:style-name="P109"><text:span text:style-name="T109_1">Back</text:span><text:span text:style-name="T109_2"><text:s/></text:span><text:span text:style-name="T109_3">button</text:span><text:span text:style-name="T109_4"><text:s/></text:span><text:span text:style-name="T109_5">can</text:span><text:span text:style-name="T109_6"><text:s/></text:span><text:span text:style-name="T109_7">cause</text:span><text:span text:style-name="T109_8"><text:s/></text:span><text:span text:style-name="T109_9">an</text:span><text:span text:style-name="T109_10"><text:s/></text:span><text:span text:style-name="T109_11">error</text:span><text:span text:style-name="T109_12">.</text:span></text:p>
            <text:p text:style-name="P110"><text:span text:style-name="T110_1">Crashed</text:span><text:span text:style-name="T110_2"><text:s/></text:span><text:span text:style-name="T110_3">from</text:span><text:span text:style-name="T110_4"><text:s/></text:span><text:span text:style-name="T110_5">viewing</text:span><text:span text:style-name="T110_6"><text:s/></text:span><text:span text:style-name="T110_7">map</text:span><text:span text:style-name="T110_8">.</text:span></text:p>
          </table:table-cell>
        </table:table-row>
        <table:table-row table:style-name="Row35">
          <table:table-cell table:style-name="Cell90">
            <text:p text:style-name="P111"><text:span text:style-name="T111_1">3</text:span></text:p>
          </table:table-cell>
          <table:table-cell table:style-name="Cell91">
            <text:p text:style-name="P112"><text:span text:style-name="T112_1">No</text:span><text:span text:style-name="T112_2"><text:s/></text:span><text:span text:style-name="T112_3">need</text:span><text:span text:style-name="T112_4"><text:s/></text:span><text:span text:style-name="T112_5">for</text:span><text:span text:style-name="T112_6"><text:s/></text:span><text:span text:style-name="T112_7">settings</text:span><text:span text:style-name="T112_8"><text:s/></text:span><text:span text:style-name="T112_9">option</text:span><text:span text:style-name="T112_10">,<text:s/></text:span><text:span text:style-name="T112_11">remove</text:span><text:span text:style-name="T112_12">.</text:span></text:p>
            <text:p text:style-name="P113"><text:span text:style-name="T113_1">Maybe</text:span><text:span text:style-name="T113_2"><text:s/></text:span><text:span text:style-name="T113_3">the</text:span><text:span text:style-name="T113_4"><text:s/></text:span><text:span text:style-name="T113_5">user</text:span><text:span text:style-name="T113_6"><text:s/></text:span><text:span text:style-name="T113_7">can</text:span><text:span text:style-name="T113_8"><text:s/></text:span><text:span text:style-name="T113_9">have</text:span><text:span text:style-name="T113_10"><text:s/></text:span><text:span text:style-name="T113_11">the</text:span><text:span text:style-name="T113_12"><text:s/></text:span><text:span text:style-name="T113_13">option</text:span><text:span text:style-name="T113_14"><text:s/></text:span><text:span text:style-name="T113_15">to</text:span><text:span text:style-name="T113_16"><text:s/></text:span><text:span text:style-name="T113_17">modify</text:span><text:span text:style-name="T113_18"><text:s/></text:span><text:span text:style-name="T113_19">the</text:span><text:span text:style-name="T113_20"><text:s/></text:span><text:span text:style-name="T113_21">font</text:span><text:span text:style-name="T113_22"><text:s/></text:span><text:span text:style-name="T113_23">size</text:span><text:span text:style-name="T113_24">.</text:span></text:p>
            <text:p text:style-name="P114"><text:span text:style-name="T114_1">Make</text:span><text:span text:style-name="T114_2"><text:s/></text:span><text:span text:style-name="T114_3">fonts</text:span><text:span text:style-name="T114_4"><text:s/></text:span><text:span text:style-name="T114_5">bigger</text:span><text:span text:style-name="T114_6">.</text:span></text:p>
            <text:p text:style-name="P115"><text:span text:style-name="T115_1">Text</text:span><text:span text:style-name="T115_2"><text:s/></text:span><text:span text:style-name="T115_3">are</text:span><text:span text:style-name="T115_4"><text:s/></text:span><text:span text:style-name="T115_5">too</text:span><text:span text:style-name="T115_6"><text:s/></text:span><text:span text:style-name="T115_7">small</text:span><text:span text:style-name="T115_8">.</text:span></text:p>
          </table:table-cell>
        </table:table-row>
        <table:table-row table:style-name="Row36">
          <table:table-cell table:style-name="Cell92">
            <text:p text:style-name="P116"><text:span text:style-name="T116_1">4</text:span></text:p>
          </table:table-cell>
          <table:table-cell table:style-name="Cell93">
            <text:p text:style-name="P117"><text:span text:style-name="T117_1">None</text:span><text:span text:style-name="T117_2">.</text:span></text:p>
          </table:table-cell>
        </table:table-row>
        <table:table-row table:style-name="Row37">
          <table:table-cell table:style-name="Cell94">
            <text:p text:style-name="P118"><text:span text:style-name="T118_1">5</text:span></text:p>
          </table:table-cell>
          <table:table-cell table:style-name="Cell95">
            <text:p text:style-name="P119"><text:span text:style-name="T119_1">Yes</text:span><text:span text:style-name="T119_2">,<text:s/></text:span><text:span text:style-name="T119_3">very</text:span><text:span text:style-name="T119_4"><text:s/></text:span><text:span text:style-name="T119_5">flat</text:span><text:span text:style-name="T119_6"><text:s/>:-</text:span><text:span text:style-name="T119_7">bd</text:span></text:p>
            <text:p text:style-name="P120"><text:span text:style-name="T120_1">Settings</text:span><text:span text:style-name="T120_2"><text:s/></text:span><text:span text:style-name="T120_3">button</text:span><text:span text:style-name="T120_4"><text:s/></text:span><text:span text:style-name="T120_5">does</text:span><text:span text:style-name="T120_6"><text:s/></text:span><text:span text:style-name="T120_7">nothing</text:span><text:span text:style-name="T120_8">.</text:span></text:p>
          </table:table-cell>
        </table:table-row>
        <table:table-row table:style-name="Row38">
          <table:table-cell table:style-name="Cell96">
            <text:p text:style-name="P121"><text:span text:style-name="T121_1">6</text:span></text:p>
          </table:table-cell>
          <table:table-cell table:style-name="Cell97">
            <text:p text:style-name="P122"><text:span text:style-name="T122_1">None</text:span><text:span text:style-name="T122_2">.</text:span></text:p>
          </table:table-cell>
        </table:table-row>
        <table:table-row table:style-name="Row39">
          <table:table-cell table:style-name="Cell98">
            <text:p text:style-name="P123"><text:span text:style-name="T123_1">7</text:span></text:p>
          </table:table-cell>
          <table:table-cell table:style-name="Cell99">
            <text:p text:style-name="P124"><text:span text:style-name="T124_1">No</text:span><text:span text:style-name="T124_2"><text:s/></text:span><text:span text:style-name="T124_3">notifications</text:span></text:p>
            <text:p text:style-name="P125"><text:span text:style-name="T125_1">No</text:span><text:span text:style-name="T125_2"><text:s/></text:span><text:span text:style-name="T125_3">message</text:span><text:span text:style-name="T125_4"><text:s/></text:span><text:span text:style-name="T125_5">if</text:span><text:span text:style-name="T125_6"><text:s/></text:span><text:span text:style-name="T125_7">action</text:span><text:span text:style-name="T125_8"><text:s/></text:span><text:span text:style-name="T125_9">was</text:span><text:span text:style-name="T125_10"><text:s/></text:span><text:span text:style-name="T125_11">successful</text:span><text:span text:style-name="T125_12">.</text:span></text:p>
          </table:table-cell>
        </table:table-row>
        <table:table-row table:style-name="Row40">
          <table:table-cell table:style-name="Cell100">
            <text:p text:style-name="P126"><text:span text:style-name="T126_1">8</text:span></text:p>
          </table:table-cell>
          <table:table-cell table:style-name="Cell101">
            <text:p text:style-name="P127"><text:span text:style-name="T127_1">None</text:span><text:span text:style-name="T127_2">.</text:span></text:p>
          </table:table-cell>
        </table:table-row>
        <table:table-row table:style-name="Row41">
          <table:table-cell table:style-name="Cell102">
            <text:p text:style-name="P128"><text:span text:style-name="T128_1">9</text:span></text:p>
          </table:table-cell>
          <table:table-cell table:style-name="Cell103">
            <text:p text:style-name="P129"><text:span text:style-name="T129_1">None</text:span><text:span text:style-name="T129_2">.</text:span></text:p>
          </table:table-cell>
        </table:table-row>
        <table:table-row table:style-name="Row42">
          <table:table-cell table:style-name="Cell104">
            <text:p text:style-name="P130"><text:span text:style-name="T130_1">10</text:span></text:p>
          </table:table-cell>
          <table:table-cell table:style-name="Cell105">
            <text:p text:style-name="P131"><text:span text:style-name="T131_1">When</text:span><text:span text:style-name="T131_2"><text:s/></text:span><text:span text:style-name="T131_3">the</text:span><text:span text:style-name="T131_4"><text:s/></text:span><text:span text:style-name="T131_5">app</text:span><text:span text:style-name="T131_6"><text:s/></text:span><text:span text:style-name="T131_7">is</text:span><text:span text:style-name="T131_8"><text:s/></text:span><text:span text:style-name="T131_9">in</text:span><text:span text:style-name="T131_10"><text:s/></text:span><text:span text:style-name="T131_11">landscape</text:span><text:span text:style-name="T131_12">,<text:s/></text:span><text:span text:style-name="T131_13">the</text:span><text:span text:style-name="T131_14"><text:s/></text:span><text:span text:style-name="T131_15">save</text:span><text:span text:style-name="T131_16"><text:s/></text:span><text:span text:style-name="T131_17">button</text:span><text:span text:style-name="T131_18"><text:s/></text:span><text:span text:style-name="T131_19">obscures</text:span><text:span text:style-name="T131_20"><text:s/></text:span><text:span text:style-name="T131_21">other</text:span><text:span text:style-name="T131_22"><text:s/></text:span><text:span text:style-name="T131_23">elements</text:span><text:span text:style-name="T131_24">.</text:span></text:p>
          </table:table-cell>
        </table:table-row>
        <table:table-row table:style-name="Row43">
          <table:table-cell table:style-name="Cell106">
            <text:p text:style-name="P132"><text:span text:style-name="T132_1">11</text:span></text:p>
          </table:table-cell>
          <table:table-cell table:style-name="Cell107">
            <text:p text:style-name="P133"><text:span text:style-name="T133_1">It</text:span><text:span text:style-name="T133_2"><text:s/></text:span><text:span text:style-name="T133_3">would</text:span><text:span text:style-name="T133_4"><text:s/></text:span><text:span text:style-name="T133_5">be</text:span><text:span text:style-name="T133_6"><text:s/></text:span><text:span text:style-name="T133_7">cute</text:span><text:span text:style-name="T133_8"><text:s/></text:span><text:span text:style-name="T133_9">if</text:span><text:span text:style-name="T133_10"><text:s/></text:span><text:span text:style-name="T133_11">it</text:span><text:span text:style-name="T133_12"><text:s/></text:span><text:span text:style-name="T133_13">had</text:span><text:span text:style-name="T133_14"><text:s/></text:span><text:span text:style-name="T133_15">other</text:span><text:span text:style-name="T133_16"><text:s/></text:span><text:span text:style-name="T133_17">color</text:span><text:span text:style-name="T133_18"><text:s/></text:span><text:span text:style-name="T133_19">schemes</text:span><text:span text:style-name="T133_20">.</text:span></text:p>
          </table:table-cell>
        </table:table-row>
        <table:table-row table:style-name="Row44">
          <table:table-cell table:style-name="Cell108">
            <text:p text:style-name="P134"><text:span text:style-name="T134_1">12</text:span></text:p>
          </table:table-cell>
          <table:table-cell table:style-name="Cell109">
            <text:p text:style-name="P135"><text:span text:style-name="T135_1">None</text:span><text:span text:style-name="T135_2">.</text:span></text:p>
          </table:table-cell>
        </table:table-row>
        <table:table-row table:style-name="Row45">
          <table:table-cell table:style-name="Cell110">
            <text:p text:style-name="P136"><text:span text:style-name="T136_1">13</text:span></text:p>
          </table:table-cell>
          <table:table-cell table:style-name="Cell111">
            <text:p text:style-name="P137"><text:span text:style-name="T137_1">Nakaklito</text:span><text:span text:style-name="T137_2"><text:s/></text:span><text:span text:style-name="T137_3">yung</text:span><text:span text:style-name="T137_4"><text:s/>‘+’<text:s/></text:span><text:span text:style-name="T137_5">new</text:span><text:span text:style-name="T137_6"><text:s/></text:span><text:span text:style-name="T137_7">entry</text:span><text:span text:style-name="T137_8">.</text:span></text:p>
            <text:p text:style-name="P138"><text:span text:style-name="T138_1">Bigger</text:span><text:span text:style-name="T138_2"><text:s/></text:span><text:span text:style-name="T138_3">icons</text:span><text:span text:style-name="T138_4">.</text:span></text:p>
          </table:table-cell>
        </table:table-row>
        <table:table-row table:style-name="Row46">
          <table:table-cell table:style-name="Cell112">
            <text:p text:style-name="P139"><text:span text:style-name="T139_1">14</text:span></text:p>
          </table:table-cell>
          <table:table-cell table:style-name="Cell113">
            <text:p text:style-name="P140"><text:span text:style-name="T140_1">Too</text:span><text:span text:style-name="T140_2"><text:s/></text:span><text:span text:style-name="T140_3">small</text:span><text:span text:style-name="T140_4"><text:s/></text:span><text:span text:style-name="T140_5">font</text:span><text:span text:style-name="T140_6">.</text:span></text:p>
            <text:p text:style-name="P141"><text:span text:style-name="T141_1">Optional</text:span><text:span text:style-name="T141_2">:<text:s/></text:span><text:span text:style-name="T141_3">give</text:span><text:span text:style-name="T141_4"><text:s/></text:span><text:span text:style-name="T141_5">ergodicity</text:span><text:span text:style-name="T141_6">(</text:span><text:span text:style-name="T141_7">control</text:span><text:span text:style-name="T141_8"><text:s/></text:span><text:span text:style-name="T141_9">fonts</text:span><text:span text:style-name="T141_10">/</text:span><text:span text:style-name="T141_11">color</text:span><text:span text:style-name="T141_12"><text:s/></text:span><text:span text:style-name="T141_13">scheme</text:span><text:span text:style-name="T141_14">/</text:span><text:span text:style-name="T141_15">font</text:span><text:span text:style-name="T141_16"><text:s/></text:span><text:span text:style-name="T141_17">size</text:span><text:span text:style-name="T141_18">)</text:span></text:p>
            <text:p text:style-name="P142"><text:span text:style-name="T142_1">Can</text:span><text:span text:style-name="T142_2"><text:s/></text:span><text:span text:style-name="T142_3">still</text:span><text:span text:style-name="T142_4"><text:s/></text:span><text:span text:style-name="T142_5">be</text:span><text:span text:style-name="T142_6"><text:s/></text:span><text:span text:style-name="T142_7">improved</text:span><text:span text:style-name="T142_8">,<text:s/></text:span><text:span text:style-name="T142_9">maybe</text:span><text:span text:style-name="T142_10"><text:s/></text:span><text:span text:style-name="T142_11">provide</text:span><text:span text:style-name="T142_12"><text:s/></text:span><text:span text:style-name="T142_13">a</text:span><text:span text:style-name="T142_14"><text:s/></text:span><text:span text:style-name="T142_15">zoom</text:span><text:span text:style-name="T142_16"><text:s/></text:span><text:span text:style-name="T142_17">option</text:span><text:span text:style-name="T142_18">?</text:span></text:p>
            <text:p text:style-name="P143"><text:span text:style-name="T143_1">Zoom</text:span><text:span text:style-name="T143_2"><text:s/></text:span><text:span text:style-name="T143_3">not</text:span><text:span text:style-name="T143_4"><text:s/></text:span><text:span text:style-name="T143_5">allowed</text:span><text:span text:style-name="T143_6">.</text:span></text:p>
            <text:p text:style-name="P144"><text:span text:style-name="T144_1">Not</text:span><text:span text:style-name="T144_2"><text:s/></text:span><text:span text:style-name="T144_3">visually</text:span><text:span text:style-name="T144_4"><text:s/></text:span><text:span text:style-name="T144_5">friendly</text:span><text:span text:style-name="T144_6"><text:s/></text:span><text:span text:style-name="T144_7">for</text:span><text:span text:style-name="T144_8"><text:s/></text:span><text:span text:style-name="T144_9">visually</text:span><text:span text:style-name="T144_10"><text:s/></text:span><text:span text:style-name="T144_11">impaired</text:span><text:span text:style-name="T144_12"><text:s/></text:span><text:span text:style-name="T144_13">people</text:span><text:span text:style-name="T144_14">.</text:span></text:p>
            <text:p text:style-name="P145"><text:span text:style-name="T145_1">Make</text:span><text:span text:style-name="T145_2"><text:s/></text:span><text:span text:style-name="T145_3">font</text:span><text:span text:style-name="T145_4"><text:s/></text:span><text:span text:style-name="T145_5">size</text:span><text:span text:style-name="T145_6">.</text:span></text:p>
          </table:table-cell>
        </table:table-row>
        <table:table-row table:style-name="Row47">
          <table:table-cell table:style-name="Cell114">
            <text:p text:style-name="P146"><text:span text:style-name="T146_1">15</text:span></text:p>
          </table:table-cell>
          <table:table-cell table:style-name="Cell115">
            <text:p text:style-name="P147"><text:span text:style-name="T147_1">Map</text:span><text:span text:style-name="T147_2">.</text:span></text:p>
          </table:table-cell>
        </table:table-row>
        <table:table-row table:style-name="Row48">
          <table:table-cell table:style-name="Cell116">
            <text:p text:style-name="P148"><text:span text:style-name="T148_1">16</text:span></text:p>
          </table:table-cell>
          <table:table-cell table:style-name="Cell117">
            <text:p text:style-name="P149"><text:span text:style-name="T149_1">No</text:span><text:span text:style-name="T149_2"><text:s/></text:span><text:span text:style-name="T149_3">confirmation</text:span><text:span text:style-name="T149_4"><text:s/></text:span><text:span text:style-name="T149_5">dialog</text:span><text:span text:style-name="T149_6"><text:s/></text:span><text:span text:style-name="T149_7">box</text:span><text:span text:style-name="T149_8">.</text:span></text:p>
            <text:p text:style-name="P150"><text:span text:style-name="T150_1">Because</text:span><text:span text:style-name="T150_2"><text:s/></text:span><text:span text:style-name="T150_3">it</text:span><text:span text:style-name="T150_4"><text:s/></text:span><text:span text:style-name="T150_5">is</text:span><text:span text:style-name="T150_6"><text:s/></text:span><text:span text:style-name="T150_7">not</text:span><text:span text:style-name="T150_8"><text:s/></text:span><text:span text:style-name="T150_9">implemented</text:span><text:span text:style-name="T150_10">,<text:s/></text:span><text:span text:style-name="T150_11">it</text:span><text:span text:style-name="T150_12"><text:s/></text:span><text:span text:style-name="T150_13">would</text:span><text:span text:style-name="T150_14"><text:s/></text:span><text:span text:style-name="T150_15">be</text:span><text:span text:style-name="T150_16"><text:s/></text:span><text:span text:style-name="T150_17">very</text:span><text:span text:style-name="T150_18"><text:s/></text:span><text:span text:style-name="T150_19">beneficial</text:span><text:span text:style-name="T150_20"><text:s/></text:span><text:span text:style-name="T150_21">to</text:span><text:span text:style-name="T150_22"><text:s/></text:span><text:span text:style-name="T150_23">have</text:span><text:span text:style-name="T150_24"><text:s/></text:span><text:span text:style-name="T150_25">an</text:span><text:span text:style-name="T150_26"><text:s/></text:span><text:span text:style-name="T150_27">undo</text:span><text:span text:style-name="T150_28"><text:s/></text:span><text:span text:style-name="T150_29">button</text:span><text:span text:style-name="T150_30"><text:s/></text:span><text:span text:style-name="T150_31">for</text:span><text:span text:style-name="T150_32"><text:s/></text:span><text:span text:style-name="T150_33">deleting</text:span><text:span text:style-name="T150_34"><text:s/></text:span><text:span text:style-name="T150_35">or</text:span><text:span text:style-name="T150_36"><text:s/></text:span><text:span text:style-name="T150_37">a</text:span><text:span text:style-name="T150_38"><text:s/></text:span><text:span text:style-name="T150_39">recycle</text:span><text:span text:style-name="T150_40"><text:s/></text:span><text:span text:style-name="T150_41">bin</text:span><text:span text:style-name="T150_42"><text:s/></text:span><text:span text:style-name="T150_43">for</text:span><text:span text:style-name="T150_44"><text:s/></text:span><text:span text:style-name="T150_45">events</text:span><text:span text:style-name="T150_46">.</text:span></text:p>
          </table:table-cell>
        </table:table-row>
        <table:table-row table:style-name="Row49">
          <table:table-cell table:style-name="Cell118">
            <text:p text:style-name="P151"><text:span text:style-name="T151_1">17</text:span></text:p>
          </table:table-cell>
          <table:table-cell table:style-name="Cell119">
            <text:p text:style-name="P152"><text:span text:style-name="T152_1">None</text:span><text:span text:style-name="T152_2">.</text:span></text:p>
          </table:table-cell>
        </table:table-row>
        <table:table-row table:style-name="Row50">
          <table:table-cell table:style-name="Cell120">
            <text:p text:style-name="P153"><text:span text:style-name="T153_1">18</text:span></text:p>
          </table:table-cell>
          <table:table-cell table:style-name="Cell121">
            <text:p text:style-name="P154"><text:span text:style-name="T154_1">None</text:span><text:span text:style-name="T154_2">.</text:span></text:p>
          </table:table-cell>
        </table:table-row>
        <table:table-row table:style-name="Row51">
          <table:table-cell table:style-name="Cell122">
            <text:p text:style-name="P155"><text:span text:style-name="T155_1">19</text:span></text:p>
          </table:table-cell>
          <table:table-cell table:style-name="Cell123">
            <text:p text:style-name="P156"><text:span text:style-name="T156_1">None</text:span><text:span text:style-name="T156_2">.</text:span></text:p>
          </table:table-cell>
        </table:table-row>
        <table:table-row table:style-name="Row52">
          <table:table-cell table:style-name="Cell124">
            <text:p text:style-name="P157"><text:span text:style-name="T157_1">20</text:span></text:p>
          </table:table-cell>
          <table:table-cell table:style-name="Cell125">
            <text:p text:style-name="P158"><text:span text:style-name="T158_1">None</text:span><text:span text:style-name="T158_2">.</text:span></text:p>
          </table:table-cell>
        </table:table-row>
        <table:table-row table:style-name="Row53">
          <table:table-cell table:style-name="Cell126">
            <text:p text:style-name="P159"><text:span text:style-name="T159_1">21</text:span></text:p>
          </table:table-cell>
          <table:table-cell table:style-name="Cell127">
            <text:p text:style-name="P160"><text:span text:style-name="T160_1">No</text:span><text:span text:style-name="T160_2"><text:s/></text:span><text:span text:style-name="T160_3">recommendations</text:span><text:span text:style-name="T160_4"><text:s/></text:span><text:span text:style-name="T160_5">on</text:span><text:span text:style-name="T160_6"><text:s/></text:span><text:span text:style-name="T160_7">how</text:span><text:span text:style-name="T160_8"><text:s/></text:span><text:span text:style-name="T160_9">to</text:span><text:span text:style-name="T160_10"><text:s/></text:span><text:span text:style-name="T160_11">recover</text:span><text:span text:style-name="T160_12"><text:s/></text:span><text:span text:style-name="T160_13">from</text:span><text:span text:style-name="T160_14"><text:s/></text:span><text:span text:style-name="T160_15">errors</text:span><text:span text:style-name="T160_16">.</text:span></text:p>
            <text:p text:style-name="P161"><text:span text:style-name="T161_1">No</text:span><text:span text:style-name="T161_2"><text:s/></text:span><text:span text:style-name="T161_3">errors</text:span><text:span text:style-name="T161_4"><text:s/></text:span><text:span text:style-name="T161_5">experienced</text:span><text:span text:style-name="T161_6">.</text:span></text:p>
          </table:table-cell>
        </table:table-row>
        <table:table-row table:style-name="Row54">
          <table:table-cell table:style-name="Cell128">
            <text:p text:style-name="P162"><text:span text:style-name="T162_1">22</text:span></text:p>
          </table:table-cell>
          <table:table-cell table:style-name="Cell129">
            <text:p text:style-name="P163"><text:span text:style-name="T163_1">Location</text:span><text:span text:style-name="T163_2"><text:s/></text:span><text:span text:style-name="T163_3">Back</text:span><text:span text:style-name="T163_4">.</text:span></text:p>
          </table:table-cell>
        </table:table-row>
        <table:table-row table:style-name="Row55">
          <table:table-cell table:style-name="Cell130">
            <text:p text:style-name="P164"><text:span text:style-name="T164_1">23</text:span></text:p>
          </table:table-cell>
          <table:table-cell table:style-name="Cell131">
            <text:p text:style-name="P165"><text:span text:style-name="T165_1">No</text:span><text:span text:style-name="T165_2"><text:s/></text:span><text:span text:style-name="T165_3">Explanation</text:span><text:span text:style-name="T165_4">.</text:span></text:p>
          </table:table-cell>
        </table:table-row>
        <table:table-row table:style-name="Row56">
          <table:table-cell table:style-name="Cell132">
            <text:p text:style-name="P166"><text:span text:style-name="T166_1">24</text:span></text:p>
          </table:table-cell>
          <table:table-cell table:style-name="Cell133">
            <text:p text:style-name="P167"><text:span text:style-name="T167_1">No</text:span><text:span text:style-name="T167_2"><text:s/></text:span><text:span text:style-name="T167_3">help</text:span><text:span text:style-name="T167_4"><text:s/></text:span><text:span text:style-name="T167_5">text</text:span><text:span text:style-name="T167_6">.</text:span></text:p>
          </table:table-cell>
        </table:table-row>
        <table:table-row table:style-name="Row57">
          <table:table-cell table:style-name="Cell134">
            <text:p text:style-name="P168"><text:span text:style-name="T168_1">25</text:span></text:p>
          </table:table-cell>
          <table:table-cell table:style-name="Cell135">
            <text:p text:style-name="P169"><text:span text:style-name="T169_1">No</text:span><text:span text:style-name="T169_2"><text:s/></text:span><text:span text:style-name="T169_3">intructions</text:span><text:span text:style-name="T169_4">.</text:span></text:p>
            <text:p text:style-name="P170"><text:span text:style-name="T170_1">In</text:span><text:span text:style-name="T170_2"><text:s/></text:span><text:span text:style-name="T170_3">the</text:span><text:span text:style-name="T170_4"><text:s/></text:span><text:span text:style-name="T170_5">map</text:span><text:span text:style-name="T170_6">,<text:s/></text:span><text:span text:style-name="T170_7">it</text:span><text:span text:style-name="T170_8"><text:s/></text:span><text:span text:style-name="T170_9">wasn</text:span><text:span text:style-name="T170_10">’</text:span><text:span text:style-name="T170_11">t</text:span><text:span text:style-name="T170_12"><text:s/></text:span><text:span text:style-name="T170_13">clear</text:span><text:span text:style-name="T170_14"><text:s/></text:span><text:span text:style-name="T170_15">you</text:span><text:span text:style-name="T170_16"><text:s/></text:span><text:span text:style-name="T170_17">had</text:span><text:span text:style-name="T170_18"><text:s/></text:span><text:span text:style-name="T170_19">to</text:span><text:span text:style-name="T170_20"><text:s/></text:span><text:span text:style-name="T170_21">save</text:span><text:span text:style-name="T170_22">.</text:span></text:p>
          </table:table-cell>
        </table:table-row>
        <table:table-row table:style-name="Row58">
          <table:table-cell table:style-name="Cell136">
            <text:p text:style-name="P171"><text:span text:style-name="T171_1">Tester</text:span><text:span text:style-name="T171_2">'</text:span><text:span text:style-name="T171_3">s</text:span><text:span text:style-name="T171_4"><text:s/></text:span><text:span text:style-name="T171_5">Comments</text:span></text:p>
          </table:table-cell>
          <table:table-cell table:style-name="Cell137">
            <text:p text:style-name="P172"><text:span text:style-name="T172_1">Just</text:span><text:span text:style-name="T172_2"><text:s/></text:span><text:span text:style-name="T172_3">a</text:span><text:span text:style-name="T172_4"><text:s/></text:span><text:span text:style-name="T172_5">notepad</text:span><text:span text:style-name="T172_6"><text:s/></text:span><text:span text:style-name="T172_7">of</text:span><text:span text:style-name="T172_8"><text:s/></text:span><text:span text:style-name="T172_9">events</text:span><text:span text:style-name="T172_10"><text:s/></text:span><text:span text:style-name="T172_11">with</text:span><text:span text:style-name="T172_12"><text:s/></text:span><text:span text:style-name="T172_13">location</text:span><text:span text:style-name="T172_14"><text:s/></text:span><text:span text:style-name="T172_15">added</text:span><text:span text:style-name="T172_16">.<text:s/></text:span><text:span text:style-name="T172_17">Would</text:span><text:span text:style-name="T172_18"><text:s/></text:span><text:span text:style-name="T172_19">be</text:span><text:span text:style-name="T172_20"><text:s/></text:span><text:span text:style-name="T172_21">nice</text:span><text:span text:style-name="T172_22"><text:s/></text:span><text:span text:style-name="T172_23">if</text:span><text:span text:style-name="T172_24"><text:s/></text:span><text:span text:style-name="T172_25">provided</text:span><text:span text:style-name="T172_26"><text:s/></text:span><text:span text:style-name="T172_27">with</text:span><text:span text:style-name="T172_28"><text:s/></text:span><text:span text:style-name="T172_29">a</text:span><text:span text:style-name="T172_30"><text:s/></text:span><text:span text:style-name="T172_31">better</text:span><text:span text:style-name="T172_32"><text:s/></text:span><text:span text:style-name="T172_33">locator</text:span><text:span text:style-name="T172_34"><text:s/></text:span><text:span text:style-name="T172_35">of</text:span><text:span text:style-name="T172_36"><text:s/></text:span><text:span text:style-name="T172_37">the</text:span><text:span text:style-name="T172_38"><text:s/></text:span><text:span text:style-name="T172_39">location</text:span><text:span text:style-name="T172_40"><text:s/></text:span><text:span text:style-name="T172_41">from</text:span><text:span text:style-name="T172_42"><text:s/></text:span><text:span text:style-name="T172_43">the</text:span><text:span text:style-name="T172_44"><text:s/></text:span><text:span text:style-name="T172_45">map</text:span><text:span text:style-name="T172_46">.</text:span></text:p>
            <text:p text:style-name="P173"><text:span text:style-name="T173_1">This</text:span><text:span text:style-name="T173_2"><text:s/></text:span><text:span text:style-name="T173_3">is</text:span><text:span text:style-name="T173_4"><text:s/></text:span><text:span text:style-name="T173_5">good</text:span><text:span text:style-name="T173_6">,<text:s/></text:span><text:span text:style-name="T173_7">with</text:span><text:span text:style-name="T173_8"><text:s/></text:span><text:span text:style-name="T173_9">a</text:span><text:span text:style-name="T173_10"><text:s/></text:span><text:span text:style-name="T173_11">few</text:span><text:span text:style-name="T173_12"><text:s/></text:span><text:span text:style-name="T173_13">more</text:span><text:span text:style-name="T173_14"><text:s/></text:span><text:span text:style-name="T173_15">improvements</text:span><text:span text:style-name="T173_16">,<text:s/></text:span><text:span text:style-name="T173_17">this</text:span><text:span text:style-name="T173_18"><text:s/></text:span><text:span text:style-name="T173_19">can</text:span><text:span text:style-name="T173_20"><text:s/></text:span><text:span text:style-name="T173_21">be</text:span><text:span text:style-name="T173_22"><text:s/></text:span><text:span text:style-name="T173_23">popular</text:span><text:span text:style-name="T173_24"><text:s/></text:span><text:span text:style-name="T173_25">to</text:span><text:span text:style-name="T173_26"><text:s/></text:span><text:span text:style-name="T173_27">the</text:span><text:span text:style-name="T173_28"><text:s/></text:span><text:span text:style-name="T173_29">market</text:span><text:span text:style-name="T173_30">.</text:span></text:p>
            <text:p text:style-name="P174"><text:span text:style-name="T174_1">Medyo</text:span><text:span text:style-name="T174_2"><text:s/></text:span><text:span text:style-name="T174_3">kulang</text:span><text:span text:style-name="T174_4"><text:s/></text:span><text:span text:style-name="T174_5">sa</text:span><text:span text:style-name="T174_6"><text:s/>“</text:span><text:span text:style-name="T174_7">buhay</text:span><text:span text:style-name="T174_8">”<text:s/></text:span><text:span text:style-name="T174_9">pero</text:span><text:span text:style-name="T174_10"><text:s/></text:span><text:span text:style-name="T174_11">functional</text:span><text:span text:style-name="T174_12"><text:s/></text:span><text:span text:style-name="T174_13">naman</text:span><text:span text:style-name="T174_14">.<text:s/></text:span><text:span text:style-name="T174_15">No</text:span><text:span text:style-name="T174_16"><text:s/></text:span><text:span text:style-name="T174_17">errors</text:span><text:span text:style-name="T174_18">.</text:span></text:p>
            <text:p text:style-name="P175"><text:span text:style-name="T175_1">Why</text:span><text:span text:style-name="T175_2"><text:s/></text:span><text:span text:style-name="T175_3">it</text:span><text:span text:style-name="T175_4"><text:s/></text:span><text:span text:style-name="T175_5">crash</text:span><text:span text:style-name="T175_6">?</text:span></text:p>
          </table:table-cell>
        </table:table-row>
      </table:table>
      <text:p text:style-name="P176"/>
      <text:list text:style-name="LS1" xml:id="list3" text:continue-list="list0">
        <text:list-item>
          <text:p text:style-name="P177"><text:span text:style-name="T177_1">Reflection</text:span><text:span text:style-name="T177_2"><text:s/></text:span><text:span text:style-name="T177_3">of</text:span><text:span text:style-name="T177_4"><text:s/></text:span><text:span text:style-name="T177_5">the</text:span><text:span text:style-name="T177_6"><text:s/></text:span><text:span text:style-name="T177_7">Group</text:span></text:p>
        </text:list-item>
      </text:list>
      <text:p text:style-name="P178"/>
      <text:p text:style-name="P179"><text:span text:style-name="T179_1"><text:tab/></text:span><text:span text:style-name="T179_2">As</text:span><text:span text:style-name="T179_3"><text:s/></text:span><text:span text:style-name="T179_4">the</text:span><text:span text:style-name="T179_5"><text:s/></text:span><text:span text:style-name="T179_6">developers</text:span><text:span text:style-name="T179_7"><text:s/></text:span><text:span text:style-name="T179_8">of</text:span><text:span text:style-name="T179_9"><text:s/></text:span><text:span text:style-name="T179_10">the</text:span><text:span text:style-name="T179_11"><text:s/></text:span><text:span text:style-name="T179_12">program</text:span><text:span text:style-name="T179_13">,<text:s/></text:span><text:span text:style-name="T179_14">we</text:span><text:span text:style-name="T179_15">'</text:span><text:span text:style-name="T179_16">ve</text:span><text:span text:style-name="T179_17"><text:s/></text:span><text:span text:style-name="T179_18">realized</text:span><text:span text:style-name="T179_19"><text:s/></text:span><text:span text:style-name="T179_20">that</text:span><text:span text:style-name="T179_21"><text:s/></text:span><text:span text:style-name="T179_22">pressure</text:span><text:span text:style-name="T179_23"><text:s/></text:span><text:span text:style-name="T179_24">may</text:span><text:span text:style-name="T179_25"><text:s/></text:span><text:span text:style-name="T179_26">be</text:span><text:span text:style-name="T179_27"><text:s/></text:span><text:span text:style-name="T179_28">needed</text:span><text:span text:style-name="T179_29"><text:s/></text:span><text:span text:style-name="T179_30">in</text:span><text:span text:style-name="T179_31"><text:s/></text:span><text:span text:style-name="T179_32">order</text:span><text:span text:style-name="T179_33"><text:s/></text:span><text:span text:style-name="T179_34">for</text:span><text:span text:style-name="T179_35"><text:s/></text:span><text:span text:style-name="T179_36">a</text:span><text:span text:style-name="T179_37"><text:s/></text:span><text:span text:style-name="T179_38">group</text:span><text:span text:style-name="T179_39"><text:s/></text:span><text:span text:style-name="T179_40">to</text:span><text:span text:style-name="T179_41"><text:s/></text:span><text:span text:style-name="T179_42">perform</text:span><text:span text:style-name="T179_43"><text:s/></text:span><text:span text:style-name="T179_44">better</text:span><text:span text:style-name="T179_45">;<text:s/></text:span><text:span text:style-name="T179_46">the</text:span><text:span text:style-name="T179_47"><text:s/></text:span><text:span text:style-name="T179_48">complacency</text:span><text:span text:style-name="T179_49"><text:s/></text:span><text:span text:style-name="T179_50">that</text:span><text:span text:style-name="T179_51"><text:s/></text:span><text:span text:style-name="T179_52">comes</text:span><text:span text:style-name="T179_53"><text:s/></text:span><text:span text:style-name="T179_54">to</text:span><text:span text:style-name="T179_55"><text:s/></text:span><text:span text:style-name="T179_56">those</text:span><text:span text:style-name="T179_57"><text:s/></text:span><text:span text:style-name="T179_58">not</text:span><text:span text:style-name="T179_59"><text:s/></text:span><text:span text:style-name="T179_60">experiencing</text:span><text:span text:style-name="T179_61"><text:s/></text:span><text:span text:style-name="T179_62">any</text:span><text:span text:style-name="T179_63"><text:s/></text:span><text:span text:style-name="T179_64">pressure</text:span><text:span text:style-name="T179_65"><text:s/></text:span><text:span text:style-name="T179_66">to</text:span><text:span text:style-name="T179_67"><text:s/></text:span><text:span text:style-name="T179_68">perform</text:span><text:span text:style-name="T179_69">,<text:s/></text:span><text:span text:style-name="T179_70">to</text:span><text:span text:style-name="T179_71"><text:s/></text:span><text:span text:style-name="T179_72">work</text:span><text:span text:style-name="T179_73">,<text:s/></text:span><text:span text:style-name="T179_74">to</text:span><text:span text:style-name="T179_75"><text:s/></text:span><text:span text:style-name="T179_76">deliver</text:span><text:span text:style-name="T179_77"><text:s/></text:span><text:span text:style-name="T179_78">can</text:span><text:span text:style-name="T179_79"><text:s/></text:span><text:span text:style-name="T179_80">cause</text:span><text:span text:style-name="T179_81"><text:s/></text:span><text:span text:style-name="T179_82">us</text:span><text:span text:style-name="T179_83"><text:s/></text:span><text:span text:style-name="T179_84">not</text:span><text:span text:style-name="T179_85"><text:s/></text:span><text:span text:style-name="T179_86">to</text:span><text:span text:style-name="T179_87"><text:s/></text:span><text:span text:style-name="T179_88">work</text:span><text:span text:style-name="T179_89"><text:s/></text:span><text:span text:style-name="T179_90">adequately</text:span><text:span text:style-name="T179_91"><text:s/></text:span><text:span text:style-name="T179_92">or</text:span><text:span text:style-name="T179_93"><text:s/></text:span><text:span text:style-name="T179_94">at</text:span><text:span text:style-name="T179_95"><text:s/></text:span><text:span text:style-name="T179_96">all</text:span><text:span text:style-name="T179_97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I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